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e3e" officeooo:paragraph-rsid="001bbe3e"/>
    </style:style>
    <style:style style:name="P2" style:family="paragraph" style:parent-style-name="Standard">
      <style:text-properties officeooo:paragraph-rsid="001bbe3e"/>
    </style:style>
    <style:style style:name="P3" style:family="paragraph" style:parent-style-name="Standard">
      <style:text-properties officeooo:rsid="001bbe3e" officeooo:paragraph-rsid="001bbe3e"/>
    </style:style>
    <style:style style:name="T1" style:family="text">
      <style:text-properties officeooo:rsid="001bbe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bold" officeooo:rsid="001bbe3e" style:font-weight-asian="bold" style:font-weight-complex="bold"/>
    </style:style>
    <style:style style:name="T4" style:family="text">
      <style:text-properties officeooo:rsid="001d26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hr geehrte Damen und Herren,</text:p>
      <text:p text:style-name="P1"/>
      <text:p text:style-name="P1">für meine Bachelorarbeit „<text:span text:style-name="T4">Potential und Limitierung</text:span> offener Sensordaten am Beispiel Berliner Feinstaubmessungen der OpenSenseMap“ beantrage ich einen verzögerten Bearbeitungsbeginn.</text:p>
      <text:p text:style-name="P1"/>
      <text:p text:style-name="P2"><text:span text:style-name="T3">Gewünschter Bearbeitungsbeginn</text:span><text:span text:style-name="T1">: </text:span>Mittwoch, 18. Dezember 2019</text:p>
      <text:p text:style-name="P2"/>
      <text:p text:style-name="P1"><text:span text:style-name="T2">Grund</text:span>: In meiner Bachelorarbeit beschäftige ich mich mit Luftdaten, bzw. Luftmessungen die von schwankenden Temperaturen saisonal stark beeinflusst <text:span text:style-name="T4">sind</text:span>. Um ein möglichst allumfassendes Bild in <text:span text:style-name="T4">den behandelten</text:span> Messungen abdecken zu können, würde ich gerne herausfinden, wie sich extreme Temperaturen auf die Luftdaten auswirken. <text:span text:style-name="T4">Ein verzögerter Startzeitpunkt ermöglicht es mir, ebendiese Messwerte mit in meine Untersuchung mit einzubeziehen.</text:span></text:p>
      <text:p text:style-name="P1"/>
      <text:p text:style-name="P1">Mit freundlichen Grüßen</text:p>
      <text:p text:style-name="P1"/>
      <text:p text:style-name="P1"/>
      <text:p text:style-name="P1"/>
      <text:p text:style-name="P1"/>
      <text:p text:style-name="P1"/>
      <text:p text:style-name="P1">Konstantin Christian Bruckert</text:p>
      <text:p text:style-name="P1">Matrikelnummer 5582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10:57.777018675</meta:creation-date>
    <dc:date>2019-09-30T23:23:06.001537284</dc:date>
    <meta:editing-duration>PT5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95" meta:character-count="786" meta:non-whitespace-character-count="698"/>
  </office:meta>
</office:document-meta>
</file>